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1C30000024B2833E95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1.9cm" svg:height="15.5cm" svg:x="5.95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35cm" svg:height="15cm" svg:x="6.2cm" svg:y="2.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5cm" svg:y1="3.05cm" svg:x2="17.85cm" svg:y2="3.05cm">
          <text:p/>
        </draw:line>
        <draw:line draw:style-name="gr2" draw:text-style-name="P1" draw:layer="layout" svg:x1="17.55cm" svg:y1="5.45cm" svg:x2="17.85cm" svg:y2="5.45cm">
          <text:p/>
        </draw:line>
        <draw:custom-shape draw:style-name="gr3" draw:text-style-name="P1" draw:layer="layout" svg:width="2.35cm" svg:height="0.15cm" svg:x="15.2cm" svg:y="3.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cm" svg:y1="3.55cm" svg:x2="6.2cm" svg:y2="3.55cm">
          <text:p/>
        </draw:line>
        <draw:line draw:style-name="gr2" draw:text-style-name="P1" draw:layer="layout" svg:x1="5.95cm" svg:y1="9.65cm" svg:x2="6.2cm" svg:y2="9.65cm">
          <text:p/>
        </draw:line>
        <draw:line draw:style-name="gr2" draw:text-style-name="P1" draw:layer="layout" svg:x1="6.1cm" svg:y1="9.65cm" svg:x2="6.1cm" svg:y2="3.55cm">
          <text:p/>
        </draw:line>
        <draw:line draw:style-name="gr2" draw:text-style-name="P1" draw:layer="layout" svg:x1="6.05cm" svg:y1="9.65cm" svg:x2="6.05cm" svg:y2="3.55cm">
          <text:p/>
        </draw:line>
        <draw:line draw:style-name="gr2" draw:text-style-name="P1" draw:layer="layout" svg:x1="5.95cm" svg:y1="10.95cm" svg:x2="6.2cm" svg:y2="10.95cm">
          <text:p/>
        </draw:line>
        <draw:line draw:style-name="gr2" draw:text-style-name="P1" draw:layer="layout" svg:x1="5.95cm" svg:y1="17.05cm" svg:x2="6.2cm" svg:y2="17.05cm">
          <text:p/>
        </draw:line>
        <draw:line draw:style-name="gr2" draw:text-style-name="P1" draw:layer="layout" svg:x1="6.1cm" svg:y1="17.05cm" svg:x2="6.1cm" svg:y2="10.95cm">
          <text:p/>
        </draw:line>
        <draw:line draw:style-name="gr2" draw:text-style-name="P1" draw:layer="layout" svg:x1="6.05cm" svg:y1="17.05cm" svg:x2="6.05cm" svg:y2="10.95cm">
          <text:p/>
        </draw:line>
        <draw:custom-shape draw:style-name="gr4" draw:text-style-name="P1" draw:layer="layout" svg:width="4.4cm" svg:height="1.4cm" svg:x="6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6.721cm" svg:y="8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6.75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8.721cm" svg:y="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8.75cm" svg:y="6.1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cm" svg:height="1.1cm" svg:x="8.961cm" svg:y="6.7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1cm" svg:x="6.961cm" svg:y="6.6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4cm" svg:x="6.4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6.721cm" svg:y="1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6.75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8.721cm" svg:y="1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8.75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cm" svg:height="1.1cm" svg:x="8.961cm" svg:y="9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1cm" svg:x="6.961cm" svg:y="9.6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4cm" svg:x="6.4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6.721cm" svg:y="1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6.75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8.721cm" svg:y="1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8.75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cm" svg:height="1.1cm" svg:x="8.961cm" svg:y="12.7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1cm" svg:x="6.961cm" svg:y="12.7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4cm" svg:x="6.4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6.721cm" svg:y="17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6.75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8.721cm" svg:y="17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8.75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cm" svg:height="1.1cm" svg:x="8.961cm" svg:y="15.8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1cm" svg:x="6.961cm" svg:y="15.8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4cm" svg:x="12.9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13.221cm" svg:y="8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13.25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15.221cm" svg:y="8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15.25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cm" svg:height="1.1cm" svg:x="15.461cm" svg:y="6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1cm" svg:x="13.461cm" svg:y="6.6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4cm" svg:x="12.9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13.221cm" svg:y="1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13.25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15.221cm" svg:y="1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15.25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cm" svg:height="1.1cm" svg:x="15.461cm" svg:y="9.6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1cm" svg:x="13.461cm" svg:y="9.6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4cm" svg:x="12.9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13.221cm" svg:y="1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13.25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15.221cm" svg:y="1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15.25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cm" svg:height="1.1cm" svg:x="15.461cm" svg:y="12.7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1cm" svg:x="13.461cm" svg:y="12.7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cm" svg:height="1.4cm" svg:x="12.9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13.221cm" svg:y="17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13.25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7cm" svg:height="0.15cm" svg:x="15.221cm" svg:y="17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5cm" svg:height="0.318cm" svg:x="15.25cm" svg:y="1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cm" svg:height="1.1cm" svg:x="15.461cm" svg:y="15.8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cm" svg:height="1.1cm" svg:x="13.461cm" svg:y="15.8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35cm" svg:height="0.1cm" svg:x="7.3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9" draw:text-style-name="P1" draw:layer="layout" svg:width="11.902cm" svg:height="15.502cm" draw:transform="rotate (-3.14159265358979) translate (17.851cm 18.101cm)">
          <draw:image xlink:href="Pictures/10000200000001C30000024B2833E95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io Neiva</meta:initial-creator>
    <meta:creation-date>2017-10-19T10:32:32</meta:creation-date>
    <meta:editing-duration>PT13M39S</meta:editing-duration>
    <meta:editing-cycles>9</meta:editing-cycles>
    <dc:date>2017-10-19T11:05:23</dc:date>
    <dc:creator>Claudio Neiva</dc:creator>
    <meta:generator>LibreOffice/4.0.6.2$Linux_x86 LibreOffice_project/2e2573268451a50806fcd60ae2d9fe01dd0ce24</meta:generator>
    <meta:document-statistic meta:object-count="96"/>
  </office:meta>
</office:document-meta>
</file>